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0de4f3" officeooo:paragraph-rsid="000de4f3"/>
    </style:style>
    <style:style style:name="P2" style:family="paragraph" style:parent-style-name="Standard">
      <style:text-properties officeooo:rsid="000de4f3" officeooo:paragraph-rsid="000efd44"/>
    </style:style>
    <style:style style:name="P3" style:family="paragraph" style:parent-style-name="Standard">
      <style:text-properties officeooo:rsid="000efd44" officeooo:paragraph-rsid="000efd44"/>
    </style:style>
    <style:style style:name="P4" style:family="paragraph" style:parent-style-name="Standard">
      <style:paragraph-properties fo:text-align="center" style:justify-single-word="false"/>
      <style:text-properties fo:font-weight="bold" officeooo:rsid="000de4f3" officeooo:paragraph-rsid="000de4f3" style:font-weight-asian="bold" style:font-weight-complex="bold"/>
    </style:style>
    <style:style style:name="P5" style:family="paragraph" style:parent-style-name="Standard">
      <style:text-properties fo:font-weight="bold" officeooo:rsid="000de4f3" officeooo:paragraph-rsid="000de4f3" style:font-weight-asian="bold" style:font-weight-complex="bold"/>
    </style:style>
    <style:style style:name="T1" style:family="text">
      <style:text-properties officeooo:rsid="000f66cd"/>
    </style:style>
    <style:style style:name="T2" style:family="text">
      <style:text-properties officeooo:rsid="000fbd11"/>
    </style:style>
    <style:style style:name="T3" style:family="text">
      <style:text-properties officeooo:rsid="001000b0"/>
    </style:style>
    <style:style style:name="T4" style:family="text">
      <style:text-properties officeooo:rsid="00110054"/>
    </style:style>
    <style:style style:name="T5" style:family="text">
      <style:text-properties officeooo:rsid="0011432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Trabalho de Web 2</text:p>
      <text:p text:style-name="P1"/>
      <text:p text:style-name="P5">- Desenvolvimento; (Vitor e Gabriel) </text:p>
      <text:p text:style-name="P5">- Criação das Fases e personagens (Design em pixel Art); (Giovana)</text:p>
      <text:p text:style-name="P5">- Cadastro de Conta; (Bruna e Maria Eduarda)</text:p>
      <text:p text:style-name="P5">- Corpo/CSS/Estrutura. (Janine)</text:p>
      <text:p text:style-name="P1"/>
      <text:p text:style-name="P5">Fases:</text:p>
      <text:p text:style-name="P2">- Prédio 20;<text:span text:style-name="T1">(Renata)</text:span></text:p>
      <text:p text:style-name="P3"><text:tab/>*Elevador com Defeito;</text:p>
      <text:p text:style-name="P3"><text:tab/>*Obstáculos no chão do 1 ANDAR;</text:p>
      <text:p text:style-name="P3"><text:tab/>*Chegou no outro elevador subiu pro segundo andar;</text:p>
      <text:p text:style-name="P3"><text:tab/>*<text:span text:style-name="T2">Time</text:span></text:p>
      <text:p text:style-name="P3"><text:tab/>*<text:span text:style-name="T2">Renata: “Sai do Corredor”;</text:span></text:p>
      <text:p text:style-name="P2">- Prédio Principal(DGO);</text:p>
      <text:p text:style-name="P2"><text:tab/>*<text:span text:style-name="T2">laguinho;</text:span></text:p>
      <text:p text:style-name="P2"><text:tab/>*<text:span text:style-name="T2">plataformas;<text:tab/></text:span></text:p>
      <text:p text:style-name="P2"><text:tab/>*<text:span text:style-name="T2">hackers;</text:span></text:p>
      <text:p text:style-name="P2"><text:tab/>*<text:span text:style-name="T3">coisinha que roda em cima do lago;</text:span></text:p>
      <text:p text:style-name="P1">- Rango;</text:p>
      <text:p text:style-name="P1"><text:tab/>*<text:span text:style-name="T3">captura moedas;</text:span></text:p>
      <text:p text:style-name="P1"><text:tab/>*<text:span text:style-name="T3">fase final castelão Mario 1;</text:span></text:p>
      <text:p text:style-name="P1">- Prédio de EDI;</text:p>
      <text:p text:style-name="P1"><text:tab/>*<text:span text:style-name="T3">tijolinhos caindo;</text:span></text:p>
      <text:p text:style-name="P1"><text:tab/>*<text:span text:style-name="T3">chegar no final da fase sem ser tingido;</text:span></text:p>
      <text:p text:style-name="P1"><text:tab/>*<text:span text:style-name="T4">tijolo cai e fica e sobe de novo;</text:span></text:p>
      <text:p text:style-name="P1">- DECOM (Sandro Chefão).</text:p>
      <text:p text:style-name="P1"><text:tab/>*<text:span text:style-name="T4">escolha Linux/Windows;</text:span></text:p>
      <text:p text:style-name="P1"><text:tab/>*<text:span text:style-name="T5">fase para quem conhece c;</text:span></text:p>
      <text:p text:style-name="P1"><text:tab/>*<text:span text:style-name="T5">codigo certo e errado;</text:span></text:p>
      <text:p text:style-name="P1"><text:tab/>*<text:span text:style-name="T5">sandro erro de poderzinho;</text:span></text:p>
      <text:p text:style-name="P1"/>
      <text:p text:style-name="P5">Site: </text:p>
      <text:p text:style-name="P1">- Pixel Art;</text:p>
      <text:p text:style-name="P1">- Cores Alegres;</text:p>
      <text:p text:style-name="P1">- Mapa de fases (Campus II);</text:p>
      <text:p text:style-name="P1">- Gravar a Fase;</text:p>
      <text:p text:style-name="P1">- Responsivo (Talvez);</text:p>
      <text:p text:style-name="P1">- <text:span text:style-name="T1">Hasan personagem Principal; 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3T09:25:38.860163687</meta:creation-date>
    <dc:date>2019-08-23T11:33:21.356670409</dc:date>
    <meta:editing-duration>PT6M31S</meta:editing-duration>
    <meta:editing-cycles>1</meta:editing-cycles>
    <meta:document-statistic meta:table-count="0" meta:image-count="0" meta:object-count="0" meta:page-count="1" meta:paragraph-count="36" meta:word-count="144" meta:character-count="882" meta:non-whitespace-character-count="752"/>
    <meta:generator>LibreOffice/6.0.7.3$Linux_X86_64 LibreOffice_project/00m0$Build-3</meta:generator>
  </office:meta>
</office:document-meta>
</file>